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716cm" svg:height="2.413cm" svg:x="3.159cm" svg:y="17.764cm">
          <text:p text:style-name="P1">FUSEDispatch</text:p>
        </draw:rect>
        <draw:line draw:style-name="gr2" draw:text-style-name="P1" draw:layer="layout" svg:x1="9.382cm" svg:y1="20.177cm" svg:x2="9.382cm" svg:y2="22.336cm">
          <text:p/>
        </draw:line>
        <draw:line draw:style-name="gr2" draw:text-style-name="P1" draw:layer="layout" svg:x1="10.271cm" svg:y1="22.209cm" svg:x2="10.271cm" svg:y2="20.304cm">
          <text:p/>
        </draw:line>
        <draw:ellipse draw:style-name="gr1" draw:text-style-name="P2" draw:layer="layout" svg:width="4.953cm" svg:height="2.286cm" svg:x="7.477cm" svg:y="22.209cm">
          <text:p text:style-name="P2"><text:span text:style-name="T1">FUSE dev </text:span></text:p>
          <text:p text:style-name="P2"><text:span text:style-name="T1">(/dev/fuse,</text:span></text:p>
          <text:p text:style-name="P2"><text:span text:style-name="T1"><text:s/></text:span><text:span text:style-name="T1">/dev/osxfuse)</text:span></text:p>
        </draw:ellipse>
        <draw:rect draw:style-name="gr1" draw:text-style-name="P1" draw:layer="layout" svg:width="13.716cm" svg:height="2.032cm" svg:x="3.159cm" svg:y="15.605cm">
          <text:p text:style-name="P1">FUSELowLevel</text:p>
        </draw:rect>
        <draw:rect draw:style-name="gr1" draw:text-style-name="P1" draw:layer="layout" svg:width="5.207cm" svg:height="2.286cm" draw:transform="rotate (1.5707963267946) translate (3.159cm 15.478cm)">
          <text:p text:style-name="P1">FUSELowLevel </text:p>
          <text:p text:style-name="P1">implementation</text:p>
        </draw:rect>
        <draw:rect draw:style-name="gr1" draw:text-style-name="P1" draw:layer="layout" svg:width="11.176cm" svg:height="5.207cm" svg:x="5.699cm" svg:y="10.271cm">
          <text:p text:style-name="P1">FUSEInodeAdapter</text:p>
        </draw:rect>
        <draw:rect draw:style-name="gr1" draw:text-style-name="P1" draw:layer="layout" svg:width="11.149cm" svg:height="2.159cm" draw:transform="skewX (-0.0036651914291874) rotate (-0.00349065850517441) translate (5.726cm 7.946cm)">
          <text:p text:style-name="P1">FUSEVolume</text:p>
        </draw:rect>
        <draw:rect draw:style-name="gr1" draw:text-style-name="P1" draw:layer="layout" svg:width="5.461cm" svg:height="1.651cm" svg:x="5.699cm" svg:y="6.08cm">
          <text:p text:style-name="P1">InodeManager</text:p>
        </draw:rect>
        <draw:rect draw:style-name="gr1" draw:text-style-name="P1" draw:layer="layout" svg:width="5.461cm" svg:height="1.651cm" svg:x="11.414cm" svg:y="6.08cm">
          <text:p text:style-name="P1">HandleManager</text:p>
        </draw:rect>
        <draw:rect draw:style-name="gr1" draw:text-style-name="P1" draw:layer="layout" svg:width="2.032cm" svg:height="1.778cm" svg:x="5.699cm" svg:y="4.048cm">
          <text:p text:style-name="P1">Inode</text:p>
        </draw:rect>
        <draw:rect draw:style-name="gr1" draw:text-style-name="P1" draw:layer="layout" svg:width="2.032cm" svg:height="1.778cm" svg:x="9.128cm" svg:y="4.048cm">
          <text:p text:style-name="P1">Inode</text:p>
        </draw:rect>
        <draw:rect draw:style-name="gr1" draw:text-style-name="P1" draw:layer="layout" svg:width="2.413cm" svg:height="1.778cm" svg:x="11.414cm" svg:y="4.048cm">
          <text:p text:style-name="P1">Handle</text:p>
        </draw:rect>
        <draw:rect draw:style-name="gr1" draw:text-style-name="P1" draw:layer="layout" svg:width="2.413cm" svg:height="1.778cm" svg:x="14.462cm" svg:y="4.048cm">
          <text:p text:style-name="P1">Handl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Smith-Uchida</meta:initial-creator>
    <meta:creation-date>2015-04-10T15:21:44</meta:creation-date>
    <dc:date>2015-04-10T15:41:30</dc:date>
    <dc:creator>David Smith-Uchida</dc:creator>
    <meta:editing-duration>PT4M34S</meta:editing-duration>
    <meta:editing-cycles>1</meta:editing-cycles>
    <meta:document-statistic meta:object-count="14"/>
    <meta:generator>OpenOffice/4.1.1$Unix OpenOffice.org_project/411m6$Build-9775</meta:generator>
  </office:meta>
</office:document-meta>
</file>